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–<text:span text:style-name="T1"> </text:span><text:span text:style-name="T2">Instruktionssekvens</text:span><text:span text:style-name="T1"> </text:span><text:span text:style-name="T2">(Objektkode).</text:span></text:p>
      <text:p text:style-name="P2"/>
      <text:p text:style-name="P1">Process –<text:span text:style-name="T1"> </text:span><text:span text:style-name="T2">En instans af et program som bliver eksekveret lige nu, dvs. et kørende program.</text:span></text:p>
      <text:p text:style-name="P2"/>
      <text:p text:style-name="P1">Tråd<text:span text:style-name="T1"> – </text:span><text:span text:style-name="T2">Den del af et program der kan eksekveres.</text:span></text:p>
      <text:p text:style-name="P2"/>
      <text:p text:style-name="P1">Fork() –<text:span text:style-name="T2"> Laver en kopi af en tråd i et kørende program.</text:span></text:p>
      <text:p text:style-name="P2"/>
      <text:p text:style-name="P1">Adresserum –<text:span text:style-name="T1"> </text:span><text:span text:style-name="T2">En mængde af adresser.</text:span></text:p>
      <text:p text:style-name="P2"/>
      <text:p text:style-name="P1">CPU-adressérbare adresser –<text:span text:style-name="T2"> De adresser som CPU'en kan arbejde med. Er indbygget i harwaren (32-bit, 64-bit osv.).</text:span></text:p>
      <text:p text:style-name="P2"/>
      <text:p text:style-name="P1">Fysiske adresse –<text:span text:style-name="T2"> Angiver en specifik fysisk lagercelle i det primære lager.</text:span></text:p>
      <text:p text:style-name="P2"/>
      <text:p text:style-name="P1">Virtuelle adresser –<text:span text:style-name="T2"> Referencer til lagerlokationer uafhængig af den fysiste adresse.</text:span></text:p>
      <text:p text:style-name="P2"/>
      <text:p text:style-name="P1">Paging –<text:span text:style-name="T2"> Det virtuelle lager opdeles i et antal sider af fast størrelse. Det fysiske lager deles i et antal rammer som har samme faste størrelse som siderne.</text:span></text:p>
      <text:p text:style-name="P2"><text:tab/>Styresystemet inplacerer sider i rammer og vedligeholder information om dette i en sidetabel. OS vedligeholder en sidetabel pr. proces. En sidetabel holder styr på relationen mellem sider og rammer.</text:p>
      <text:p text:style-name="P2"/>
      <text:p text:style-name="P1">Sidetabel - <text:span text:style-name="T2">holder styr på relationen mellem sider og rammer.</text:span></text:p>
      <text:p text:style-name="P2"/>
      <text:p text:style-name="P1">Segmentering –<text:span text:style-name="T2"> En anden måde at inddele hukommelse. Man kan med segmentering implementere adgangsrettigheder, eksempelvis "read only". Der indgår her en segmenttabel, som virker som sidetab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26M40S</meta:editing-duration>
    <meta:editing-cycles>8</meta:editing-cycles>
    <meta:generator>OpenOffice.org/3.3$Win32 OpenOffice.org_project/330m20$Build-9567</meta:generator>
    <dc:date>2011-04-18T09:36:58.36</dc:date>
    <dc:creator>Simon Frandsen</dc:creator>
    <meta:document-statistic meta:table-count="0" meta:image-count="0" meta:object-count="0" meta:page-count="1" meta:paragraph-count="12" meta:word-count="181" meta:character-count="1155"/>
    <meta:user-defined meta:name="Info 1"/>
    <meta:user-defined meta:name="Info 2"/>
    <meta:user-defined meta:name="Info 3"/>
    <meta:user-defined meta:name="Info 4"/>
  </office:meta>
</office:document-meta>
</file>